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1bc95a" officeooo:paragraph-rsid="001bc95a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-2 Workfl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6:00:30.441769888</meta:creation-date>
    <dc:date>2024-06-20T16:02:37.146133979</dc:date>
    <meta:editing-duration>PT2M7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24.2.3.2$Linux_X86_64 LibreOffice_project/420$Build-2</meta:generator>
  </office:meta>
</office:document-meta>
</file>